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MV Boli" svg:font-family="'MV Bol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font-name="Arial" fo:font-size="18pt" fo:font-weight="bold" officeooo:rsid="000ff732" officeooo:paragraph-rsid="000ff732"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ff0000" style:font-name="Arial" fo:font-size="12pt" fo:font-weight="bold" officeooo:rsid="00118691" officeooo:paragraph-rsid="00118691"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ff0000" style:font-name="Arial" fo:font-size="12pt" fo:font-weight="bold" officeooo:rsid="000ff732" officeooo:paragraph-rsid="000ff732"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ff0000" style:font-name="Arial" fo:font-size="12pt" fo:font-weight="bold" officeooo:rsid="001b6e68" officeooo:paragraph-rsid="001b6e68"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Arial" fo:font-size="12pt" fo:font-weight="normal" officeooo:rsid="001010d7" officeooo:paragraph-rsid="001010d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Arial" fo:font-size="12pt" fo:font-weight="normal" officeooo:rsid="00104c7b" officeooo:paragraph-rsid="00104c7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Arial" fo:font-size="12pt" fo:font-weight="normal" officeooo:rsid="00118691" officeooo:paragraph-rsid="0011869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Arial" fo:font-size="12pt" fo:font-weight="normal" officeooo:rsid="0012c061" officeooo:paragraph-rsid="0012c06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Arial" fo:font-size="12pt" fo:font-weight="normal" officeooo:rsid="0012c061" officeooo:paragraph-rsid="00156eb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Arial" fo:font-size="12pt" fo:font-weight="normal" officeooo:rsid="0013dc39" officeooo:paragraph-rsid="0013dc3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Arial" fo:font-size="12pt" fo:font-weight="normal" officeooo:rsid="00142190" officeooo:paragraph-rsid="0014219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Arial" fo:font-size="12pt" fo:font-weight="normal" officeooo:rsid="00156eb8" officeooo:paragraph-rsid="0019ce3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Arial" fo:font-size="12pt" fo:font-weight="normal" officeooo:rsid="0019ce30" officeooo:paragraph-rsid="0019ce3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Arial" fo:font-size="12pt" fo:font-weight="normal" officeooo:rsid="001b6e68" officeooo:paragraph-rsid="001b6e6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Arial" fo:font-size="12pt" fo:font-weight="normal" officeooo:rsid="001b8daa" officeooo:paragraph-rsid="001b8da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Arial" fo:font-size="12pt" fo:font-weight="normal" officeooo:rsid="001d46dd" officeooo:paragraph-rsid="001d46d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Arial" fo:font-size="12pt" fo:font-weight="normal" officeooo:rsid="001dc761" officeooo:paragraph-rsid="001dc76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Arial" fo:font-size="12pt" fo:font-weight="normal" officeooo:rsid="001f00b1" officeooo:paragraph-rsid="001f00b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Arial" fo:font-size="12pt" fo:font-weight="normal" officeooo:rsid="00218835" officeooo:paragraph-rsid="0021883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Arial" fo:font-size="12pt" fo:font-weight="normal" officeooo:rsid="002342b0" officeooo:paragraph-rsid="002342b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Arial" fo:font-size="12pt" fo:font-weight="normal" officeooo:rsid="00236476" officeooo:paragraph-rsid="0023647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Arial" fo:font-size="12pt" fo:font-weight="normal" officeooo:rsid="002475bc" officeooo:paragraph-rsid="002475b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ff" style:font-name="Arial" fo:font-size="14pt" fo:font-weight="bold" officeooo:rsid="0012c061" officeooo:paragraph-rsid="0012c061" style:font-size-asian="14pt" style:font-weight-asian="bold" style:font-size-complex="14pt" style:font-weight-complex="bold"/>
    </style:style>
    <style:style style:name="P24" style:family="paragraph" style:parent-style-name="Standard">
      <style:paragraph-properties fo:text-align="center" style:justify-single-word="false"/>
      <style:text-properties fo:color="#d22b2b" style:font-name="MV Boli" fo:font-size="18pt" fo:font-weight="bold" officeooo:rsid="000ff732" officeooo:paragraph-rsid="000ff732" style:font-size-asian="18pt" style:font-weight-asian="bold" style:font-size-complex="18pt" style:font-weight-complex="bold"/>
    </style:style>
    <style:style style:name="P25" style:family="paragraph" style:parent-style-name="Standard">
      <style:paragraph-properties fo:text-align="start" style:justify-single-word="false"/>
      <style:text-properties fo:color="#7f00ff" style:font-name="Arial" fo:font-size="12pt" fo:font-weight="normal" officeooo:rsid="00218835" officeooo:paragraph-rsid="0021883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Arial" fo:font-size="12pt" fo:font-weight="normal" officeooo:rsid="002475bc" officeooo:paragraph-rsid="002475b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Arial" fo:font-size="12pt" fo:font-weight="normal" officeooo:rsid="0029ec17" officeooo:paragraph-rsid="0029ec1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Arial" fo:font-size="12pt" fo:font-weight="normal" officeooo:rsid="002b4b65" officeooo:paragraph-rsid="002b4b6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Arial" fo:font-size="12pt" fo:font-weight="normal" officeooo:rsid="00156eb8" officeooo:paragraph-rsid="002b4b6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Arial" fo:font-size="12pt" fo:font-weight="normal" officeooo:rsid="002c79a1" officeooo:paragraph-rsid="002c79a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Arial" fo:font-size="12pt" fo:font-weight="normal" officeooo:rsid="002e441e" officeooo:paragraph-rsid="002e441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Arial" fo:font-size="12pt" fo:font-weight="normal" officeooo:rsid="002ff5fb" officeooo:paragraph-rsid="002ff5f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Arial" fo:font-size="12pt" fo:font-weight="normal" officeooo:rsid="002ff5fb" officeooo:paragraph-rsid="0031bcb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Arial" fo:font-size="12pt" fo:font-weight="normal" officeooo:rsid="002ff5fb" officeooo:paragraph-rsid="00324a5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Arial" fo:font-size="12pt" fo:font-weight="bold" officeooo:rsid="002c79a1" officeooo:paragraph-rsid="002c79a1"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style:font-name="Arial" fo:font-size="12pt" fo:font-weight="bold" officeooo:rsid="002ff5fb" officeooo:paragraph-rsid="002ff5fb" style:font-size-asian="10.5pt" style:font-weight-asian="bold" style:font-size-complex="12pt" style:font-weight-complex="bold"/>
    </style:style>
    <style:style style:name="T1" style:family="text">
      <style:text-properties officeooo:rsid="001010d7"/>
    </style:style>
    <style:style style:name="T2" style:family="text">
      <style:text-properties fo:font-weight="bold" style:font-weight-asian="bold" style:font-weight-complex="bold"/>
    </style:style>
    <style:style style:name="T3" style:family="text">
      <style:text-properties fo:font-style="italic" officeooo:rsid="001010d7"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officeooo:rsid="0017f409"/>
    </style:style>
    <style:style style:name="T6" style:family="text">
      <style:text-properties officeooo:rsid="0019ce30"/>
    </style:style>
    <style:style style:name="T7" style:family="text">
      <style:text-properties officeooo:rsid="001b6e68"/>
    </style:style>
    <style:style style:name="T8" style:family="text">
      <style:text-properties style:text-position="super 58%" officeooo:rsid="001b6e68"/>
    </style:style>
    <style:style style:name="T9" style:family="text">
      <style:text-properties officeooo:rsid="001b8daa"/>
    </style:style>
    <style:style style:name="T10" style:family="text">
      <style:text-properties officeooo:rsid="001f00b1"/>
    </style:style>
    <style:style style:name="T11" style:family="text">
      <style:text-properties officeooo:rsid="001f9036"/>
    </style:style>
    <style:style style:name="T12" style:family="text">
      <style:text-properties fo:color="#007fff"/>
    </style:style>
    <style:style style:name="T13" style:family="text">
      <style:text-properties officeooo:rsid="002475bc"/>
    </style:style>
    <style:style style:name="T14" style:family="text">
      <style:text-properties officeooo:rsid="0031bcb5"/>
    </style:style>
    <style:style style:name="T15" style:family="text">
      <style:text-properties officeooo:rsid="00324a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e l’éclatement de l’Empire à la France seigneurial (XeXIIe) </text:p>
      <text:p text:style-name="P1"/>
      <text:p text:style-name="P3">→ Texte 1 : les trois ordres de la société féodale, <text:span text:style-name="T1">tiré </text:span><text:span text:style-name="T3">du Poème au roi Robert</text:span></text:p>
      <text:p text:style-name="P5">Ecrit entre 1027 1030 par Adalbéron, évêque de Laon de 977 à 1030 </text:p>
      <text:p text:style-name="P5">poème de 400vers destiné au fils de Hugues Capet le roi Robert II 996 1031, il est présenté comme une dialogue entre « le roi » et « l’évêque » Adalbéron lui-même. </text:p>
      <text:p text:style-name="P5">= le roi rêve qu’il discute avec l’évêque <text:s text:c="2"/></text:p>
      <text:p text:style-name="P5"/>
      <text:p text:style-name="P5">Présente sa vision : l’orgine du schéma des trois ordres qui organise la société française jusqu’à l’époque moderne jusqu’en 1789 a beaucoup intéressé les historiens </text:p>
      <text:p text:style-name="P5">L’extrait d’Adalbéron de Laon en constitue un important jalon dans cette quête des origines. </text:p>
      <text:p text:style-name="P6">Nobles et serfs(paysans pas esclaves ici ) : pas même statut </text:p>
      <text:p text:style-name="P6">Roi &amp; Empereur : assure la solidité de l’État : Adalbéron considère que le roi à une mission particulière : assurer le solidité de l’État </text:p>
      <text:p text:style-name="P6">Noblesse guerrière : défendre le peuple + protéger l’église </text:p>
      <text:p text:style-name="P6">Noble : toutes liberté, dégagé du travail, de toutes contraintes … </text:p>
      <text:p text:style-name="P6">Serfs : sont ceux qui travaillent, fournissent à tout le monde, ils sont écrasé par le travail, il nourrit le maître, tout le monde est lié par l’activité de travail. </text:p>
      <text:p text:style-name="P6"/>
      <text:p text:style-name="P6">« La maison de Dieu que l’on croit une est donc divisée en trois : les uns prient(oratores), les autre combattent(bellatores), les autres enfin travaillent(laboratores)» = montre les différents statuts + souvent illustré </text:p>
      <text:p text:style-name="P7">= corps différents mais agissent pour l’ensemble de la société, et garanti la cohésion entre la société. </text:p>
      <text:p text:style-name="P7">= chacun est solidaire entre eux </text:p>
      <text:p text:style-name="P7"/>
      <text:p text:style-name="P7">Poème qui défini la place du roi dans la société (peu de place, ni très important contrairement aux seigneurs) → il est au dessus par sa mission. </text:p>
      <text:p text:style-name="P7"/>
      <text:p text:style-name="P2">→ Texte 2 = le sacre de Philippe Ier (1059), Recueil des historiens des Gaules et de France</text:p>
      <text:p text:style-name="P7"/>
      <text:p text:style-name="P7">Le texte : procès verbal relatant le sacre de Philippe Ier </text:p>
      <text:p text:style-name="P7">L’auteur : probablement l’archevêque de Reims , Gervais </text:p>
      <text:p text:style-name="P7"/>
      <text:p text:style-name="P8">Roi qui se succèdes entre père en fils</text:p>
      <text:p text:style-name="P8"/>
      <text:p text:style-name="P8">Un témoignage rare sur la sacre : rare avan le XIIIe. Mais pas très explicitte : le but de Gervais est surtout de se mettre en valeur, lui-même et son église, beaucoup plus que le futur roi qui qui n’a que 7ans. </text:p>
      <text:p text:style-name="P8">→ une cérémonie qui sert à légitimer le pouvoir royal dans un contexte d’affaiblissement qui mais met aussi en évidence l’interdépendance de la monarchie de l’<text:span text:style-name="T5">E</text:span>glise.</text:p>
      <text:p text:style-name="P8"/>
      <text:p text:style-name="P8">Cérémonie qui sert à légitimé son pouvoir</text:p>
      <text:p text:style-name="P8">Liens entre l’église et le roi. </text:p>
      <text:p text:style-name="P8">Philippe Ier règne de 1060 08 sacré roi de France à Reims en 1059. </text:p>
      <text:p text:style-name="P8">Il est alors tout jeune, 7ans, et il est associé à sonpère Henri Ier. </text:p>
      <text:p text:style-name="P8">On appelle cette association au trône un <text:span text:style-name="T2">SACRE ANTICIPE</text:span>. </text:p>
      <text:p text:style-name="P8"><text:soft-page-break/>C’est le premier document qui décrive avec quelques précisions le rite du sacre qui existait déjà depuis les carolingiens (Pépin le Bref a été sacrée en 751) et plus précisément depuis Hugues Capet<text:span text:style-name="T5">(sacré en 987).</text:span></text:p>
      <text:p text:style-name="P8"/>
      <text:p text:style-name="P23"><text:span text:style-name="T4">Contexte historique :</text:span> </text:p>
      <text:p text:style-name="P8">En 1059 : la dynastie capétienne est au plus bas.</text:p>
      <text:p text:style-name="P10">→ le roi Henri Ier a perdu deux batailles contre Guillaime le Batard (de Normandie, plus tard : le conquérant) </text:p>
      <text:p text:style-name="P10">→ son domaine réduit comme une peau de chagrin </text:p>
      <text:p text:style-name="P10">→ domaine royal entre deux puissantes principauté </text:p>
      <text:p text:style-name="P10">- l’idée du sacre vient des carolingiens. Le roi est consacré par Dieu pour diriger les hommes sur terre. Il détient donc son pouvoir politique de Dieu(le premier roi sacré fut Pépin le Bref en 751). Le roi est donc un personnage qui acquiert un pourvoir, un SACERDOCE qui le place au dessus des autres.</text:p>
      <text:p text:style-name="P10">C’est un personnage religieux.</text:p>
      <text:p text:style-name="P10">Pouvoir légitime : car a été sacré <text:s/>= légitimation : important ! </text:p>
      <text:p text:style-name="P10">Cela fait du roi comme la cérémonie d’investiture du pape, évêque … </text:p>
      <text:p text:style-name="P10">= mission sacerdoce : <text:span text:style-name="T2">place le roi dans une position à part </text:span></text:p>
      <text:p text:style-name="P10"><text:span text:style-name="T2">- il faut donc un rite</text:span> qui impose au roi ce caractère spécial : est ce un sacrement ? Les ecclésiastiques hésitent tout de même à en faire un sacrement majeur (mais la liste est encore très indécise avant le milieu du XIIe siècle ; sacrements majeurs limité à 7). <text:span text:style-name="T6">Donner un ritel, gestes symbolique pour le donner dans sa mission qu’il reçoit de dieu. </text:span></text:p>
      <text:p text:style-name="P13">Sacre = vient des carolingien </text:p>
      <text:p text:style-name="P13">Le roi détient son pouvoir politique de Dieu </text:p>
      <text:p text:style-name="P13">Le roi acquiert un pouvoir = SACERDOCE qui le place au dessus des autres </text:p>
      <text:p text:style-name="P13">= personnage religieux </text:p>
      <text:p text:style-name="P13"/>
      <text:p text:style-name="P4">→ Texte</text:p>
      <text:p text:style-name="P11">- procès verbal </text:p>
      <text:p text:style-name="P12">- « l’an de l’Incarnation »: c’est le fait que Dieu se soit incarn<text:span text:style-name="T6">é</text:span> par Jésus Christ : quand le Christ est né : l’an qui se réfère à la naissance du Christ.<text:span text:style-name="T6">(repère chronologique de la mort du Christ)</text:span></text:p>
      <text:p text:style-name="P13">- Texte présenté comme diplôme royal (rencontre une décision royal)</text:p>
      <text:p text:style-name="P13">- « <text:span text:style-name="T7">1059 » , « indiction douze » ( appellation romaine/antique : payer l’impôt tout les 15ans donc période officielle pour les vérifier = maître de la comptabilité du temps), « vingt-huitième du règne » (compter par rapport à un règne, le roi choisit la date de l’anniversaire de son sacre et devient symbolique et sacre son fils le 28), « dix des calendes » (calendrier romain organisé en 10mois, calendrier qui recul : calendes= ici en Mai), « 4</text:span><text:span text:style-name="T8">e</text:span><text:span text:style-name="T7"> année de l’épiscopat de Gervais », « le saint jour de la Pentecôte » (jour férié = jour de fête importante) </text:span></text:p>
      <text:p text:style-name="P14">- texte rédigé par ecclésiastique</text:p>
      <text:p text:style-name="P14">- roi Philippe sacré par l’archevêque Gervais dans la cathédrale de Reims</text:p>
      <text:p text:style-name="P14"><text:span text:style-name="T9">ÉTAPE</text:span> : profession de foi, le roi doit montrer qu’il connaît la foi = qu’il est chrétien, qu’il reconnait les hommes de l’église et doit lire la profession de foi.  « <text:span text:style-name="T9">professio = profession de foi »</text:span></text:p>
      <text:p text:style-name="P15">- le roi dit : le roi est chrétien, il le reconnaît + il promet de respecter les deux corps qui constitue son royaume : l’église &amp; le peuple</text:p>
      <text:p text:style-name="P15">→ respecte le droit du jugement de l’église : le droit canon </text:p>
      <text:p text:style-name="P15">→ doit être le défonceur de chacun avec l’aide de Dieu = respect justice pour l’église </text:p>
      <text:p text:style-name="P15">- beaucoup dans la gestuel, lecture</text:p>
      <text:p text:style-name="P15">Gestuel est un symbole </text:p>
      <text:p text:style-name="P15">= fait le rituel devant une grande foule pour que les gens lui rappel ses engagements. </text:p>
      <text:p text:style-name="P16"><text:soft-page-break/>- liste de prénoms : beaucoup de personnages sont venus et de loin</text:p>
      <text:p text:style-name="P16">bâton pastoral </text:p>
      <text:p text:style-name="P17">= il y a les personnes importantes, chevaliers et peuple </text:p>
      <text:p text:style-name="P17">« <text:span text:style-name="T10">le crie » : c’est proclamer une lois, une acclamation, un accord </text:span></text:p>
      <text:p text:style-name="P17"/>
      <text:p text:style-name="P18">- Philippe profite pour donner à l’archevêque un précepte(prendre une décision)</text:p>
      <text:p text:style-name="P18">- signe le texte</text:p>
      <text:p text:style-name="P18"/>
      <text:p text:style-name="P18"><text:span text:style-name="T11">= rituel + cérémonie qui implique une grande organisation (personnes viennent de loin), la date est fixé, rituel liturgique, le sacre fait une alliance entre le roi et l’église </text:span><text:s/></text:p>
      <text:p text:style-name="P9"><text:s/></text:p>
      <text:p text:style-name="P25">2. Lignage chevaleresque et château</text:p>
      <text:p text:style-name="P19"/>
      <text:p text:style-name="P19">Texte : Lambert d’Ardes, Histoires des comtes de Guines, 1879 par Heller </text:p>
      <text:p text:style-name="P19">Belgique/France actuelle </text:p>
      <text:p text:style-name="P19"/>
      <text:p text:style-name="P19"><text:span text:style-name="T2">- auteur </text:span>: Lambert D’Ardres : clerc au service de la famille des comtes de Guines (chapelain = charger <text:s/>d’assurer le culte priver) il connaît donc les personnages </text:p>
      <text:p text:style-name="P19"><text:span text:style-name="T2">- destinataire</text:span> : Arnoul, auquel il est necessairement favorable et qui est même e commanditaire de l’oeuvre</text:p>
      <text:p text:style-name="P19"><text:span text:style-name="T2">- l’oeuvre</text:span> : l’histoire des comtes de Guines</text:p>
      <text:p text:style-name="P19"><text:span text:style-name="T2">- Nature de l’oeuvre</text:span> : littérature généalogique, biogrpahies, histoire extrait</text:p>
      <text:p text:style-name="P19"><text:span text:style-name="T2">- date de rédaction </text:span>: toute la fin du XIIe donc à quelques années seulement de distance des différents événements.</text:p>
      <text:p text:style-name="P19"><text:span text:style-name="T2">- contexte </text:span>: moment où l’aristocratie développe une idéologie propre, avec la chevalerie, la littérature généalogique voire les romans courtois</text:p>
      <text:p text:style-name="P9"/>
      <text:p text:style-name="P20">texte : dans les années : 1120 1180 </text:p>
      <text:p text:style-name="P20">Période importante : féodatilé en place, les fiefs bien distribué, dominer par les milites </text:p>
      <text:p text:style-name="P20">Idéal chevaleresque : cavaliers, milites </text:p>
      <text:p text:style-name="P20">(// chevaliers : comportement et pratique qui font des hommes une société noble = se comporte de manière correcte) </text:p>
      <text:p text:style-name="P20"/>
      <text:p text:style-name="P21">Comtes de Guines : familles originaire de la famille de Gand, le père de la famille est Arnould Ier qui est le père de Baudouin II épouse Christine, ils ont trois enfants : deux filles/un garçon → Arnould II = famille choisissent le nom du grand-père. </text:p>
      <text:p text:style-name="P21">Confit à Arnould II de Guines : comte de Guines + séries de seigneurie = châtelain de Bourbourg + seigneur d’Ardres. </text:p>
      <text:p text:style-name="P13"/>
      <text:p text:style-name="P13"/>
      <text:p text:style-name="P21"><text:span text:style-name="T12">Ier extrait :</text:span> Comment son fils Arnoul fut mis dans la maison du comte de Flandre : </text:p>
      <text:p text:style-name="P21">- récit de la jeunesse, adolescence(12-13ans), il devient à être homme pour devenir chevalier (quand il est homme on le confit à quelqu’un qui est au dessus de lui : comte Philippe = pour être instruction chevaleresque.</text:p>
      <text:p text:style-name="P21">Formation politique et culturelle = tout seigneurs doit savoir ses pratiques. </text:p>
      <text:p text:style-name="P21">Dans ce passage , l’auteur insite sur les capacité d’Arnoul à être un bon chevalier. </text:p>
      <text:p text:style-name="P21">- « colée » : <text:span text:style-name="T13">accolade : cérémonie qui permet de dire qu’un jeune homme a atteint et acquis les codes de chevalerie.</text:span></text:p>
      <text:p text:style-name="P22">- baiser sur la bouche pour finir la cérémonie</text:p>
      <text:p text:style-name="P22">Personnage sympatique : beau mais trop dépensier </text:p>
      <text:p text:style-name="P27">- statue de chevalier</text:p>
      <text:p text:style-name="P27">- rite de l’aboulement : pour l’âge adulte</text:p>
      <text:p text:style-name="P28"><text:soft-page-break/>- jour de la Pantecôte en 1181</text:p>
      <text:p text:style-name="P28">- dépense sans compter : pas une qualité : il est liberal, dépensier, à la fin de la journée il n’a plus rien</text:p>
      <text:p text:style-name="P28">- Flandre : courtois</text:p>
      <text:p text:style-name="P28">- ne demande aucune aide à son père car l’aide = argent → fait tournois pour avoir récompense</text:p>
      <text:p text:style-name="P29"/>
      <text:p text:style-name="P30">Avant de succéder à son père comme comte de Guînes le futur Arnoul II est donc devenu châtelain. Il a reçu de son père un château entré dans sa famille sous le règne de Manassès Ier de Guînes dit Robert représentant de la première fmaille de Guînes. </text:p>
      <text:p text:style-name="P30">Ce château avait ét fondé par Arnoul le Jeune seigneur d’Ardres dont Lambert raconte la vie et la fondation du château. </text:p>
      <text:p text:style-name="P30">La cupidité d’Arnoul mena à sa perte (assaciné) </text:p>
      <text:p text:style-name="P30"/>
      <text:p text:style-name="P35">2.2 La construction du donjon d’Ardres</text:p>
      <text:p text:style-name="P35"/>
      <text:p text:style-name="P30">Château construit par un artisans charpentier (au Moyen-Age, le charpentier est capable de tout faire en bois) </text:p>
      <text:p text:style-name="P31">Pièces avec fonction précises </text:p>
      <text:p text:style-name="P31">Le porc est la viande la plus consommé // pauvre : volailles ; poissons</text:p>
      <text:p text:style-name="P32">Rôle du seigneur : prendre décisions et justicier, ils se réunissent dans la loge </text:p>
      <text:p text:style-name="P32">Logis : espace où on peut discuter, où il y a banquet, où discussion fini en musique&amp;banquet </text:p>
      <text:p text:style-name="P32"/>
      <text:p text:style-name="P36">2.3 Le meurtre du seigneur Arnoul d’Ardres</text:p>
      <text:p text:style-name="P32">A besoins de plus en plus d’argent, et utilise la seigneurie que son père lui donne</text:p>
      <text:p text:style-name="P32">= donc mal aimé </text:p>
      <text:p text:style-name="P32">Conspiration contre lui </text:p>
      <text:p text:style-name="P32">Cuisinier : les plus proche du cusiniers = pour plat empoisonné + couteau </text:p>
      <text:p text:style-name="P32">fête des Innocents : </text:p>
      <text:p text:style-name="P32">pour ses mauvais comportement : convoquer par l’évêque : demnde de parêtre devant l’assemblé épiscopale : n’y va pas </text:p>
      <text:p text:style-name="P32">il est jugé par il spoile les chanoine d’Ardres </text:p>
      <text:p text:style-name="P33">Moins de protection quand n’est pas dans son royaume, <text:span text:style-name="T14">y coupeun chêne (arbre le plus cher) = paysans pas le droits de couper des arbres </text:span></text:p>
      <text:p text:style-name="P33"><text:span text:style-name="T14">mauvaise coutumes </text:span></text:p>
      <text:p text:style-name="P33"/>
      <text:p text:style-name="P33"><text:span text:style-name="T14">l s’agit de fixer dans la mémoire une versions des faits = celle d’un partisans de la victime et de montrer le meurtre à la fois comme résultant d’un jugement divin et comme un acte infâme commis par des inférierus désieurx d’éliminer celui qui n’est ni un bon maître ni un bon seigneur. </text:span></text:p>
      <text:p text:style-name="P33"><text:span text:style-name="T14">Il n’est pas contestation de l’ordre étali mais volonté d’éliminer le tyran dans l’espoir d’voir un meilleur eigneur à sa place </text:span></text:p>
      <text:p text:style-name="P33"/>
      <text:p text:style-name="P34"><text:span text:style-name="T15">de fait, le meutre est décrit : </text:span></text:p>
      <text:p text:style-name="P34"><text:span text:style-name="T15">1) comme un acte prémédité : soit une conspiration</text:span></text:p>
      <text:p text:style-name="P34"><text:span text:style-name="T15">2) comme étant mérité par la victime</text:span></text:p>
      <text:p text:style-name="P34"><text:span text:style-name="T15">3) mais sans encourager le geste à être reproduit sinon comme menace possible pour les autres mauvais seigneurs. </text:span><text:s/></text:p>
      <text:p text:style-name="P30"/>
      <text:p text:style-name="P9"/>
      <text:p text:style-name="P8"/>
      <text:p text:style-name="P6"><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MV Boli" svg:font-family="'MV Bol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9:22:31.332000000</meta:creation-date>
    <dc:date>2018-03-27T12:15:10.707000000</dc:date>
    <meta:editing-duration>PT1H1M15S</meta:editing-duration>
    <meta:editing-cycles>9</meta:editing-cycles>
    <meta:generator>LibreOffice/5.3.7.2$Windows_X86_64 LibreOffice_project/6b8ed514a9f8b44d37a1b96673cbbdd077e24059</meta:generator>
    <meta:document-statistic meta:table-count="0" meta:image-count="0" meta:object-count="0" meta:page-count="5" meta:paragraph-count="118" meta:word-count="1882" meta:character-count="10657" meta:non-whitespace-character-count="8808"/>
  </office:meta>
</office:document-meta>
</file>